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Verdana" fo:font-size="10pt" style:font-size-asian="10pt" style:font-size-complex="10pt"/>
    </style:style>
    <style:style style:name="P4" style:family="paragraph" style:parent-style-name="Standard">
      <style:paragraph-properties fo:text-align="center" style:justify-single-word="false"/>
      <style:text-properties style:font-name="Verdana" fo:font-size="10pt" style:font-size-asian="10pt" style:font-size-complex="10pt"/>
    </style:style>
    <style:style style:name="P5" style:family="paragraph" style:parent-style-name="Standard">
      <style:paragraph-properties fo:margin-left="0.4925in" fo:margin-right="0in" fo:text-align="start" style:justify-single-word="false" fo:text-indent="0in" style:auto-text-indent="false"/>
      <style:text-properties style:font-name="Verdana" fo:font-size="10pt" style:font-size-asian="10pt" style:font-size-complex="10pt"/>
    </style:style>
    <style:style style:name="P6" style:family="paragraph" style:parent-style-name="Standard">
      <style:paragraph-properties fo:margin-left="0.4925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style:font-name="Verdana" fo:font-size="10pt" style:font-size-asian="10pt" style:font-size-complex="10pt"/>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4.4311in" fo:margin-right="0in" fo:text-align="start" style:justify-single-word="false" fo:text-indent="0in" style:auto-text-indent="false"/>
    </style:style>
    <style:style style:name="P10" style:family="paragraph" style:parent-style-name="Standard">
      <style:paragraph-properties fo:margin-left="-6.8929in" fo:margin-right="0in" fo:text-align="start" style:justify-single-word="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Well Tempered Latter Day Saint</text:p>
      <text:p text:style-name="P1">by Daniel Lyle</text:p>
      <text:p text:style-name="P1">5/30/2015</text:p>
      <text:p text:style-name="P4"/>
      <text:p text:style-name="P3">A collector of fine swords gave back a Book of Mormon after reading of Nephi slaying Laban with a sword. <text:s/>Mentioning David and Goliath didn't console her. <text:s/>I later realized she had rejected the message because she wasn't well-tempered in the gospel. <text:s/>How can we be well-tempered and endure in faith?</text:p>
      <text:p text:style-name="P3"/>
      <text:p text:style-name="P3">Steel is tempered to relieve stress and endow it with a gradient of hardness and strength beyond its initial forging. <text:s/>Tempering refines the initial alloy of elements combined in a matrix of iron.</text:p>
      <text:p text:style-name="P3"/>
      <text:p text:style-name="P3">In our lives there is a need to apply key gospel principles into the iron of our character and temper a healthy perspective on the road to salvation.</text:p>
      <text:p text:style-name="P3"/>
      <text:p text:style-name="P3">The well tempered saint remembers the opposition in all things taught by the prophet Lehi. <text:s/>The Apostle Paul wrote how to maintain a righteous balance in a world of opposites (2 Corinthians 6:4-10):</text:p>
      <text:p text:style-name="P3"/>
      <text:p text:style-name="P5">4 But in all things approving ourselves as the ministers of God, in much patience, in afflictions, in necessities, in distresses,</text:p>
      <text:p text:style-name="P5">5 In stripes, in imprisonments, in tumults, in labours, in watchings, in fastings;</text:p>
      <text:p text:style-name="P5">6 By pureness, by knowledge, by longsuffering, by kindness, by the Holy Ghost, by love unfeigned,</text:p>
      <text:p text:style-name="P5">7 By the word of truth, by the power of God, by the armour of righteousness on the right hand and on the left,</text:p>
      <text:p text:style-name="P5">8 By honour and dishonour, by evil report and good report: as deceivers, and yet true;</text:p>
      <text:p text:style-name="P5">9 As unknown, and yet well known; as dying, and, behold, we live; as chastened, and not killed;</text:p>
      <text:p text:style-name="P5">10 As sorrowful, yet alway rejoicing; as poor, yet making many rich; as having nothing, and yet possessing all things.</text:p>
      <text:p text:style-name="P5"/>
      <text:p text:style-name="P3"/>
      <text:p text:style-name="P3">Just as there is both hot and cold, there is both right and wrong. <text:s/>There are those who believe in truth and those that are deceived. <text:s/>Before her eyes were opened to a knowledge of good and evil, Eve was deceived by Satan: (Moses 4:12-13)</text:p>
      <text:p text:style-name="P3"/>
      <text:p text:style-name="P5">12 And when the woman saw that the tree was good for food, and that it became pleasant to the eyes, and a tree to be desired to make her wise, she took of the fruit thereof, and did eat, and also gave unto her husband with her, and he did eat.</text:p>
      <text:p text:style-name="P5"/>
      <text:p text:style-name="P5">13 And the eyes of them both were opened, and they knew that they had been naked. And they sewed fig leaves together and made themselves aprons.</text:p>
      <text:p text:style-name="P7"/>
      <text:p text:style-name="P2">By partaking of the fruit, Adam and Eve introduced death into the world. <text:s/>This was a blessing anticipated by God the Father and necessary for their growth and ours. <text:s/>As the prophet Jacob said (Jacob 4:3):</text:p>
      <text:p text:style-name="P2"/>
      <text:p text:style-name="P6">...we do rejoice; and we labor diligently to engraven these words upon plates, hoping that our beloved brethren and our children will receive them with thankful hearts, and look upon them that they may learn with joy and not with sorrow, neither with contempt, concerning their first parents.</text:p>
      <text:p text:style-name="P2"/>
      <text:p text:style-name="P2">Adam and Eve were married before they partook of the fruit of mortality. <text:s/>In anticipation of their role <text:soft-page-break/>as parents, God established the indispensable duties and blessings of Father and Mother. <text:s/>The family unit of government is a harmonious balance of shared power and influence. <text:s/>The father as head has more control over the goals and direction of his family as a whole, while the mother has more influence and effect on individual members of her family. The father is bound to lead in obeying the laws of God. <text:s/>His wife is to keep him sure in his duties and warn those who stray from the path of righteousness. <text:s/>The separate but equally important roles of husband and wife were reaffirmed by Elder Packard in 1977 as he addressed the Saints regarding a proposed Equal Rights Amendment:</text:p>
      <text:p text:style-name="P2"/>
      <text:p text:style-name="P6">We cannot eliminate, through any pattern of legislation or regulation, the differences between men and women. <text:s/></text:p>
      <text:p text:style-name="P6"/>
      <text:p text:style-name="P6">There are basic things that a man needs that a woman does not need. There are things that a man feels that a woman never does feel.</text:p>
      <text:p text:style-name="P6"/>
      <text:p text:style-name="P6">There are basic things that a woman needs that a man never needs, and there are things that a woman feels that a man never feels nor should he.</text:p>
      <text:p text:style-name="P6"/>
      <text:p text:style-name="P6">When God created male and female, He gave each important differences in physical attributes, in emotional composition, in family responsibility. We must protect and honor the vital differences in the roles of men and women, especially in respect to the family.</text:p>
      <text:p text:style-name="P2"/>
      <text:p text:style-name="P2">Another vital component in being well tempered is realizing what doesn't change when things change. <text:s/>When the Berlin Wall fell in 1989 my high school teacher explained that it had come down for the same reason it had gone up in the first place: to stem a mass exodus. <text:s/>If an evil empire put up a wall and then tore it down for the same reason, then God could do one thing now and the opposite later for the same purpose. <text:s/>Israel was scattered and later gathered in the allegory of the olive trees.</text:p>
      <text:p text:style-name="P2"/>
      <text:p text:style-name="P2">A well-tempered Saint realizes what my father taught us as children, namely that life isn't fair nor was it meant to be. <text:s/>A key controversy in the War in Heaven was over the definition of equality. <text:s/>Christ promised to overcome man's fall into mortality and provide everyone with opportunities for eternal growth. <text:s/>Christ's plan preserved our identity, diversity and freedom to determine how and when such eternal growth will occur. <text:s/>In contrast, Lucifer wanted everyone to have the same glory, majesty and power as our Father in Heaven. <text:s/></text:p>
      <text:p text:style-name="P2">Moses 4:1--</text:p>
      <text:p text:style-name="P6">That Satan, whom thou hast commanded in the name of mine Only Begotten, is the same which was from the beginning, and he came before me, saying—Behold, here am I, send me, I will be thy son, and I will redeem all mankind, that one soul shall not be lost, and surely I will do it; wherefore give me thine honor.”</text:p>
      <text:p text:style-name="P8">D&amp;C 29:36--</text:p>
      <text:p text:style-name="P6">the devil was before Adam, for he rebelled against me, saying, Give me thine honor, which is my power; and also a third part of the hosts of heaven turned he away from me because of their agency.</text:p>
      <text:p text:style-name="P6"/>
      <text:p text:style-name="P2">The war ultimately hinged upon the difference between the words “identical” and “identity”. <text:s/>Christ understood the principle of equality where all sons and daughters of God were not identical in glory but where everyone had potential to become exalted, have unlimited increase and eternal seed. <text:s/>In contrast Satan's obsession with our becoming identical to God overlooked the simple reality of God's own eternal growth. <text:s/>If we attain at some future time the glory and majesty that God has now, then God will likewise have increased in glory. <text:s/>In Abraham 3:18-19 we read:</text:p>
      <text:p text:style-name="P2"><text:soft-page-break/></text:p>
      <text:p text:style-name="P6"><text:s/>18...if there be two spirits, and one shall be more intelligent than the other, yet these two spirits, notwithstanding one is more intelligent than the other, have no beginning; they existed before, they shall have no end, they shall exist after, for they are gnolaum, or eternal.</text:p>
      <text:p text:style-name="P6"/>
      <text:p text:style-name="P6"><text:s/>19 And the Lord said unto me: These two facts do exist, that there are two spirits, one being more intelligent than the other; there shall be another more intelligent than they; I am the Lord thy God, I am more intelligent than they all.</text:p>
      <text:p text:style-name="P6"/>
      <text:p text:style-name="P8">God's definition of equality regarding His children acknowledges our differences yet realizes the worth of every soul.</text:p>
      <text:p text:style-name="P8"/>
      <text:p text:style-name="P8">May we show mutual respect and regard for each other and seek to be uplifting.</text:p>
      <text:p text:style-name="P8"/>
      <text:p text:style-name="P8">My mother taught me as a child the song – “If you think beautiful things you will be a beautiful person”:</text:p>
      <text:p text:style-name="P8"/>
      <text:p text:style-name="P8"/>
      <text:p text:style-name="P8"><text:s/></text:p>
      <text:p text:style-name="P1">Janeen Brady "Think Beautiful Things"</text:p>
      <text:p text:style-name="P1"/>
      <text:p text:style-name="P1">If you think beautiful things,</text:p>
      <text:p text:style-name="P1">You will be a beautiful person,</text:p>
      <text:p text:style-name="P1">Someone I'd like to talk with,</text:p>
      <text:p text:style-name="P1">You'll be someone I'd like to have around.</text:p>
      <text:p text:style-name="P1">If you think beautiful things,</text:p>
      <text:p text:style-name="P1">You will feel the good fairly burst in,</text:p>
      <text:p text:style-name="P1">Happiness will surround you,</text:p>
      <text:p text:style-name="P1">You will glow till it might astound you,</text:p>
      <text:p text:style-name="P1">If you think only beautiful things,</text:p>
      <text:p text:style-name="P1">All your whole life through....</text:p>
      <text:p text:style-name="P2"/>
      <text:p text:style-name="P2">Albert Pike wrote some excellent suggestions in his book Morals and Dogma on how we can uplift ourselves and others on the road to a virtuous life:</text:p>
      <text:p text:style-name="P2"/>
      <text:p text:style-name="P2">“The noblest purpose of life and the highest duty of man are to strive incessantly and vigorously to win the master of everything, of that which in him is spiritual and divine, over that which is material and sensual;so that in him also, as in the universe which God governs, Harmony and Beauty may be the result of a just equilibrium”</text:p>
      <text:p text:style-name="P2"/>
      <text:p text:style-name="P2">“our Appetites and Senses also are Forces given unto us by God, for purposes of good, and not the fruits of the malignancy of a Devil, to be detested, mortified, and if possible, rendered inert and dead...they are given us to be the means by which we shall be strengthened and incited to great and good deeds, and are to be wisely used and not abused, to be controlled and kept within due bounds by Reason and the Moral Sense; to be made useful instruments and servants, and not permitted to become the managers and masters, using our intellect and reason as base instruments for their gratification.”</text:p>
      <text:p text:style-name="P2"/>
      <text:p text:style-name="P2">“It is those only who learn habitually to think better of each other, to look habitually for the good that is in each other, and expect, allow for, and overlook the evil, who can be Brethren one of the other, in any <text:soft-page-break/>true sense of the word. <text:s/>Those who gloat over the failings of one another, who think each other to be naturally base and low of a nature in which Evil predominates and excellence is not to be looked for, cannot be even friends, and much less Brethren.”</text:p>
      <text:p text:style-name="P2"/>
      <text:p text:style-name="P2">May we take these words to heart is my prayer, in the Name of Jesus Christ, amen.</text:p>
      <text:p text:style-name="P2"/>
      <text:p text:style-name="P2"/>
      <text:p text:style-name="P9"/>
      <text:p text:style-name="P10">Janeen Brady "Think Beautiful Things"</text:p>
      <text:p text:style-name="P10"/>
      <text:p text:style-name="P10">If you think beautiful things,</text:p>
      <text:p text:style-name="P10">You will be a beautiful person,</text:p>
      <text:p text:style-name="P10">Someone I'd like to talk with,</text:p>
      <text:p text:style-name="P10">You'll be someone I'd like to have around.</text:p>
      <text:p text:style-name="P10">If you think beautiful things,</text:p>
      <text:p text:style-name="P10">You will feel the good fairly burst in,</text:p>
      <text:p text:style-name="P10">Happiness will surround you,</text:p>
      <text:p text:style-name="P10">You will glow till it might astound you,</text:p>
      <text:p text:style-name="P10">If you think only beautiful things,</text:p>
      <text:p text:style-name="P10">All your whole life th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23:38:29</meta:creation-date>
    <dc:date>2015-05-31T00:18:56</dc:date>
    <meta:editing-duration>PT3H33M29S</meta:editing-duration>
    <meta:editing-cycles>27</meta:editing-cycles>
    <meta:generator>OpenOffice.org/3.4.1$Unix OpenOffice.org_project/341m1$Build-9593</meta:generator>
    <meta:print-date>2015-05-30T23:44:35</meta:print-date>
    <meta:document-statistic meta:table-count="0" meta:image-count="0" meta:object-count="0" meta:page-count="4" meta:paragraph-count="64" meta:word-count="1699" meta:character-count="9500"/>
  </office:meta>
</office:document-meta>
</file>